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 officeooo:rsid="00204ff7" officeooo:paragraph-rsid="00010b57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fo:text-align="start" style:justify-single-word="false"/>
      <style:text-properties fo:font-weight="bold" officeooo:rsid="0002a307" officeooo:paragraph-rsid="0002a307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start" style:justify-single-word="false"/>
      <style:text-properties fo:font-weight="bold" officeooo:rsid="00030962" officeooo:paragraph-rsid="00030962" style:font-weight-asian="bold" style:font-weight-complex="bold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/>
      <style:text-properties fo:font-weight="bold" officeooo:rsid="00047275" officeooo:paragraph-rsid="00047275" style:font-weight-asian="bold" style:font-weight-complex="bold"/>
    </style:style>
    <style:style style:name="P5" style:family="paragraph" style:parent-style-name="Table_20_Contents">
      <style:paragraph-properties fo:margin-top="0in" fo:margin-bottom="0in" style:contextual-spacing="false" fo:text-align="start" style:justify-single-word="false"/>
      <style:text-properties fo:font-weight="bold" officeooo:rsid="00047275" officeooo:paragraph-rsid="00047275" style:font-weight-asian="bold" style:font-weight-complex="bold"/>
    </style:style>
    <style:style style:name="P6" style:family="paragraph" style:parent-style-name="Table_20_Contents">
      <style:paragraph-properties fo:margin-top="0in" fo:margin-bottom="0in" style:contextual-spacing="false" fo:text-align="start" style:justify-single-word="false"/>
      <style:text-properties officeooo:rsid="00204ff7" officeooo:paragraph-rsid="00010b57"/>
    </style:style>
    <style:style style:name="P7" style:family="paragraph" style:parent-style-name="Table_20_Contents">
      <style:paragraph-properties fo:margin-top="0in" fo:margin-bottom="0in" style:contextual-spacing="false" fo:text-align="start" style:justify-single-word="false"/>
      <style:text-properties officeooo:rsid="00030962" officeooo:paragraph-rsid="0002a307"/>
    </style:style>
    <style:style style:name="P8" style:family="paragraph" style:parent-style-name="Table_20_Contents">
      <style:paragraph-properties fo:margin-top="0in" fo:margin-bottom="0in" style:contextual-spacing="false" fo:text-align="start" style:justify-single-word="false"/>
      <style:text-properties officeooo:rsid="00030962" officeooo:paragraph-rsid="00030962"/>
    </style:style>
    <style:style style:name="P9" style:family="paragraph" style:parent-style-name="Table_20_Contents">
      <style:paragraph-properties fo:margin-top="0in" fo:margin-bottom="0in" style:contextual-spacing="false" fo:text-align="start" style:justify-single-word="false"/>
      <style:text-properties officeooo:rsid="00047275" officeooo:paragraph-rsid="00047275"/>
    </style:style>
    <style:style style:name="P10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002a307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fo:font-weight="bold" officeooo:rsid="00047275" officeooo:paragraph-rsid="00047275" style:font-weight-asian="bold" style:font-weight-complex="bold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fo:font-weight="bold" officeooo:rsid="0005a4b6" officeooo:paragraph-rsid="0005a4b6" style:font-weight-asian="bold" style:font-weight-complex="bold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fo:font-weight="bold" officeooo:rsid="0007d08e" officeooo:paragraph-rsid="0007d08e" style:font-weight-asian="bold" style:font-weight-complex="bold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fo:font-weight="bold" officeooo:rsid="0006e460" officeooo:paragraph-rsid="0007d08e" style:font-weight-asian="bold" style:font-weight-complex="bold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officeooo:rsid="00204ff7" officeooo:paragraph-rsid="00055ef8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style:text-position="0% 100%" officeooo:rsid="0005a4b6" officeooo:paragraph-rsid="0005a4b6"/>
    </style:style>
    <style:style style:name="P17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officeooo:paragraph-rsid="00047275"/>
    </style:style>
    <style:style style:name="P18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officeooo:paragraph-rsid="0007d08e"/>
    </style:style>
    <style:style style:name="P19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style:text-position="0% 100%" officeooo:rsid="0005a4b6" officeooo:paragraph-rsid="000b4d6b"/>
    </style:style>
    <style:style style:name="P20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style:text-position="0% 100%" fo:font-weight="bold" officeooo:rsid="0006e460" officeooo:paragraph-rsid="0007d08e" style:font-weight-asian="bold" style:font-weight-complex="bold"/>
    </style:style>
    <style:style style:name="P21" style:family="paragraph" style:parent-style-name="Standard" style:list-style-name="L4">
      <style:paragraph-properties fo:margin-top="0in" fo:margin-bottom="0in" style:contextual-spacing="false" fo:text-align="start" style:justify-single-word="false"/>
      <style:text-properties style:text-position="0% 100%" fo:font-weight="bold" officeooo:rsid="0007d08e" officeooo:paragraph-rsid="0016b37d" style:font-weight-asian="bold" style:font-weight-complex="bold"/>
    </style:style>
    <style:style style:name="P22" style:family="paragraph" style:parent-style-name="Standard" style:list-style-name="L4">
      <style:paragraph-properties fo:margin-top="0in" fo:margin-bottom="0in" style:contextual-spacing="false" fo:text-align="start" style:justify-single-word="false"/>
      <style:text-properties style:text-position="0% 100%" fo:font-weight="bold" officeooo:rsid="0007d08e" officeooo:paragraph-rsid="0007d08e" style:font-weight-asian="bold" style:font-weight-complex="bold"/>
    </style:style>
    <style:style style:name="P23" style:family="paragraph" style:parent-style-name="Standard" style:list-style-name="L4">
      <style:paragraph-properties fo:margin-top="0in" fo:margin-bottom="0in" style:contextual-spacing="false" fo:text-align="start" style:justify-single-word="false"/>
      <style:text-properties style:text-position="0% 100%" fo:font-weight="bold" officeooo:rsid="0007d08e" officeooo:paragraph-rsid="000b904e" style:font-weight-asian="bold" style:font-weight-complex="bold"/>
    </style:style>
    <style:style style:name="P24" style:family="paragraph" style:parent-style-name="Standard" style:list-style-name="L4">
      <style:paragraph-properties fo:margin-top="0in" fo:margin-bottom="0in" style:contextual-spacing="false" fo:text-align="start" style:justify-single-word="false"/>
      <style:text-properties style:text-position="0% 100%" fo:font-weight="normal" officeooo:rsid="0007d08e" officeooo:paragraph-rsid="0016b37d" style:font-weight-asian="normal" style:font-weight-complex="normal"/>
    </style:style>
    <style:style style:name="P25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fo:font-weight="normal" officeooo:paragraph-rsid="0016b37d" style:font-weight-asian="normal" style:font-weight-complex="normal"/>
    </style:style>
    <style:style style:name="P26" style:family="paragraph" style:parent-style-name="Table_20_Contents" style:list-style-name="L1">
      <style:paragraph-properties fo:margin-top="0in" fo:margin-bottom="0in" style:contextual-spacing="false" fo:text-align="start" style:justify-single-word="false"/>
      <style:text-properties officeooo:rsid="00030962" officeooo:paragraph-rsid="00030962"/>
    </style:style>
    <style:style style:name="T1" style:family="text">
      <style:text-properties officeooo:rsid="00204ff7"/>
    </style:style>
    <style:style style:name="T2" style:family="text">
      <style:text-properties style:text-position="0% 100%" officeooo:rsid="00204ff7"/>
    </style:style>
    <style:style style:name="T3" style:family="text">
      <style:text-properties style:text-position="0% 100%" officeooo:rsid="0024cea7"/>
    </style:style>
    <style:style style:name="T4" style:family="text">
      <style:text-properties style:text-position="0% 100%" fo:font-weight="normal" officeooo:rsid="00047275" style:font-weight-asian="normal" style:font-weight-complex="normal"/>
    </style:style>
    <style:style style:name="T5" style:family="text">
      <style:text-properties style:text-position="0% 100%" fo:font-weight="normal" officeooo:rsid="00124b30" style:font-weight-asian="normal" style:font-weight-complex="normal"/>
    </style:style>
    <style:style style:name="T6" style:family="text">
      <style:text-properties style:text-position="0% 100%" fo:font-weight="normal" officeooo:rsid="0013351e" style:font-weight-asian="normal" style:font-weight-complex="normal"/>
    </style:style>
    <style:style style:name="T7" style:family="text">
      <style:text-properties style:text-position="0% 100%" fo:font-weight="bold" officeooo:rsid="00047275" style:font-weight-asian="bold" style:font-weight-complex="bold"/>
    </style:style>
    <style:style style:name="T8" style:family="text">
      <style:text-properties style:text-position="0% 100%" fo:font-weight="bold" officeooo:rsid="00204ff7" style:font-weight-asian="bold" style:font-weight-complex="bold"/>
    </style:style>
    <style:style style:name="T9" style:family="text">
      <style:text-properties style:text-position="0% 100%" officeooo:rsid="00055ef8"/>
    </style:style>
    <style:style style:name="T10" style:family="text">
      <style:text-properties style:text-position="0% 100%" officeooo:rsid="0005a4b6"/>
    </style:style>
    <style:style style:name="T11" style:family="text">
      <style:text-properties style:text-position="0% 100%" officeooo:rsid="00067f7d"/>
    </style:style>
    <style:style style:name="T12" style:family="text">
      <style:text-properties style:text-position="0% 100%" officeooo:rsid="0006e460"/>
    </style:style>
    <style:style style:name="T13" style:family="text">
      <style:text-properties style:text-position="0% 100%" officeooo:rsid="0007d08e"/>
    </style:style>
    <style:style style:name="T14" style:family="text">
      <style:text-properties style:text-position="0% 100%" officeooo:rsid="0014fe2b"/>
    </style:style>
    <style:style style:name="T15" style:family="text">
      <style:text-properties officeooo:rsid="0002a30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2a307" style:font-weight-asian="bold" style:font-weight-complex="bold"/>
    </style:style>
    <style:style style:name="T18" style:family="text">
      <style:text-properties fo:font-weight="bold" officeooo:rsid="0007d08e" style:font-weight-asian="bold" style:font-weight-complex="bold"/>
    </style:style>
    <style:style style:name="T19" style:family="text">
      <style:text-properties fo:font-weight="bold" officeooo:rsid="000eb909" style:font-weight-asian="bold" style:font-weight-complex="bold"/>
    </style:style>
    <style:style style:name="T20" style:family="text">
      <style:text-properties fo:font-weight="bold" officeooo:rsid="000f9d15" style:font-weight-asian="bold" style:font-weight-complex="bold"/>
    </style:style>
    <style:style style:name="T21" style:family="text">
      <style:text-properties fo:font-weight="bold" officeooo:rsid="00110513" style:font-weight-asian="bold" style:font-weight-complex="bold"/>
    </style:style>
    <style:style style:name="T22" style:family="text">
      <style:text-properties officeooo:rsid="00030962"/>
    </style:style>
    <style:style style:name="T23" style:family="text">
      <style:text-properties officeooo:rsid="00047275"/>
    </style:style>
    <style:style style:name="T24" style:family="text">
      <style:text-properties officeooo:rsid="000b4d6b"/>
    </style:style>
    <style:style style:name="T25" style:family="text">
      <style:text-properties officeooo:rsid="000b904e"/>
    </style:style>
    <style:style style:name="T26" style:family="text">
      <style:text-properties fo:font-weight="normal" officeooo:rsid="000b904e" style:font-weight-asian="normal" style:font-weight-complex="normal"/>
    </style:style>
    <style:style style:name="T27" style:family="text">
      <style:text-properties fo:font-weight="normal" officeooo:rsid="0006e460" style:font-weight-asian="normal" style:font-weight-complex="normal"/>
    </style:style>
    <style:style style:name="T28" style:family="text">
      <style:text-properties fo:font-weight="normal" officeooo:rsid="0016b37d" style:font-weight-asian="normal" style:font-weight-complex="normal"/>
    </style:style>
    <style:style style:name="T29" style:family="text">
      <style:text-properties fo:font-weight="normal" officeooo:rsid="0017effb" style:font-weight-asian="normal" style:font-weight-complex="normal"/>
    </style:style>
    <style:style style:name="T30" style:family="text">
      <style:text-properties officeooo:rsid="000db3cd"/>
    </style:style>
    <style:style style:name="T31" style:family="text">
      <style:text-properties officeooo:rsid="000eb909"/>
    </style:style>
    <style:style style:name="T32" style:family="text">
      <style:text-properties officeooo:rsid="000f9d15"/>
    </style:style>
    <style:style style:name="T33" style:family="text">
      <style:text-properties officeooo:rsid="00110513"/>
    </style:style>
    <style:style style:name="T34" style:family="text">
      <style:text-properties officeooo:rsid="0016b37d"/>
    </style:style>
    <style:style style:name="T35" style:family="text">
      <style:text-properties officeooo:rsid="0017effb"/>
    </style:style>
    <style:style style:name="T36" style:family="text">
      <style:text-properties officeooo:rsid="0018559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ngest monotonically increasing sequence of <text:span text:style-name="T30">contiguous </text:span>numbers</text:p>
      <text:p text:style-name="P6"/>
      <text:p text:style-name="P2">Problem</text:p>
      <text:p text:style-name="P10"><text:span text:style-name="T15">Given a sequence of number</text:span><text:span text:style-name="T22">s,</text:span><text:span text:style-name="T15"> </text:span><text:span text:style-name="T17"><draw:frame draw:style-name="fr1" draw:name="Object1" text:anchor-type="as-char" svg:y="-0.1484in" svg:width="0.9465in" svg:height="0.2091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5">, find the longest monotonically increasing </text:span><text:span text:style-name="T20">contiguous</text:span><text:span text:style-name="T32"> </text:span><text:span text:style-name="T22">sub</text:span><text:span text:style-name="T15">sequenc</text:span><text:span text:style-name="T22">e.</text:span></text:p>
      <text:p text:style-name="P7"/>
      <text:p text:style-name="P3"><text:span text:style-name="T25">Non-memoized </text:span>solution</text:p>
      <text:list xml:id="list11043379791" text:style-name="L1">
        <text:list-item>
          <text:p text:style-name="P26">Determine the lengths of every possible <text:span text:style-name="T19">contiguous</text:span><text:span text:style-name="T31"> </text:span>subsequence<draw:frame draw:style-name="fr1" draw:name="Object15" text:anchor-type="as-char" svg:y="-0.2811in" svg:width="0.7453in" svg:height="0.4516in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 and then find the largest one.</text:p>
        </text:list-item>
      </text:list>
      <text:p text:style-name="P8"/>
      <text:p text:style-name="P4">Problem characteristics</text:p>
      <text:p text:style-name="P5">Is this an optimization problem? - Yes</text:p>
      <text:p text:style-name="P9">There are <text:span text:style-name="T36">possibly</text:span> <draw:frame draw:style-name="fr1" draw:name="Object2" text:anchor-type="as-char" svg:y="-0.2602in" svg:width="0.6165in" svg:height="0.4098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 monotonically increasing <text:span text:style-name="T21">contiguous</text:span><text:span text:style-name="T33"> </text:span>subsequences and it is required to find the largest one.</text:p>
      <text:p text:style-name="P9"/>
      <text:p text:style-name="P11">Does the optimization problem have an optimal substructure? - Yes</text:p>
      <text:list xml:id="list1124979181" text:style-name="L2">
        <text:list-item>
          <text:p text:style-name="P17"><text:span text:style-name="T4">A </text:span><text:span text:style-name="T5">monotonically increasing contiguous </text:span><text:span text:style-name="T4">subsequence of </text:span><text:span text:style-name="T6">length </text:span><text:span text:style-name="T4"><draw:frame draw:style-name="fr1" draw:name="Object3" text:anchor-type="as-char" svg:y="-0.1484in" svg:width="0.1673in" svg:height="0.1846in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 includes a </text:span><text:span text:style-name="T6">similar contiguous </text:span><text:span text:style-name="T4">subsequence of </text:span><text:span text:style-name="T6">length </text:span><text:span text:style-name="T7"><draw:frame draw:style-name="fr1" draw:name="Object4" text:anchor-type="as-char" svg:y="-0.1484in" svg:width="0.3898in" svg:height="0.1846in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4">.</text:span></text:p>
        </text:list-item>
        <text:list-item>
          <text:p text:style-name="P18"><text:span text:style-name="T23">If</text:span><text:span text:style-name="T1"> </text:span><text:span text:style-name="T1"><draw:frame draw:style-name="fr1" draw:name="Object5" text:anchor-type="as-char" svg:y="-0.1484in" svg:width="0.2126in" svg:height="0.2091in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2"> denotes the length of the longest monotonically increasing </text:span><text:span text:style-name="T14">contiguous </text:span><text:span text:style-name="T10">sub</text:span><text:span text:style-name="T2">sequ</text:span><text:span text:style-name="T3">e</text:span><text:span text:style-name="T2">nce </text:span><text:span text:style-name="T8">starting at index</text:span><text:span text:style-name="T2"> </text:span><text:span text:style-name="T9"><draw:frame draw:style-name="fr1" draw:name="Object7" text:anchor-type="as-char" svg:y="-0.1484in" svg:width="0.1283in" svg:height="0.1839in" draw:z-index="2"><draw:object xlink:href="./Object 8" xlink:type="simple" xlink:show="embed" xlink:actuate="onLoad"/><draw:image xlink:href="./ObjectReplacements/Object 8" xlink:type="simple" xlink:show="embed" xlink:actuate="onLoad"/></draw:frame></text:span><text:span text:style-name="T2"> in the </text:span><text:span text:style-name="T13">given sequence</text:span><text:span text:style-name="T2">, </text:span><text:span text:style-name="T13">the longest monotonically increasing </text:span><text:span text:style-name="T14">contiguous</text:span><text:span text:style-name="T13"> subsequence </text:span><text:span text:style-name="T10">can be described in terms of its subproblems as </text:span><text:span text:style-name="T13"><draw:frame draw:style-name="fr1" draw:name="Object8" text:anchor-type="as-char" svg:y="-0.152in" svg:width="1.2764in" svg:height="0.2126in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3">, where, </text:span><text:span text:style-name="T2"><draw:frame draw:style-name="fr1" draw:name="Object13" text:anchor-type="as-char" svg:y="-0.2819in" svg:width="1.7346in" svg:height="0.4661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  </text:list-item>
      </text:list>
      <text:p text:style-name="P15"/>
      <text:p text:style-name="P12">Are subproblems involved in the candidate solution independent?</text:p>
      <text:p text:style-name="P16">Every candidate solution,<text:span text:style-name="T34"><draw:frame draw:style-name="fr1" draw:name="Object16" text:anchor-type="as-char" svg:y="-0.1598in" svg:width="0.6146in" svg:height="0.2311in" draw:z-index="10"><draw:object xlink:href="./Object 16" xlink:type="simple" xlink:show="embed" xlink:actuate="onLoad"/><draw:image xlink:href="./ObjectReplacements/Object 16" xlink:type="simple" xlink:show="embed" xlink:actuate="onLoad"/></draw:frame></text:span><text:span text:style-name="T34">,</text:span> involves only one subproblem. So the question of independence does not arise.</text:p>
      <text:p text:style-name="P16"/>
      <text:p text:style-name="P12">Characteristics of the subproblem space</text:p>
      <text:list xml:id="list1104338079" text:style-name="L3">
        <text:list-item>
          <text:p text:style-name="P19"><text:span text:style-name="T18">O</text:span><text:span text:style-name="T16">verlapping subproblems?</text:span></text:p>
          <text:p text:style-name="P19"><text:span text:style-name="T24">Yes. </text:span><text:span text:style-name="T24"><draw:frame draw:style-name="fr1" draw:name="Object12" text:anchor-type="as-char" svg:y="-0.1484in" svg:width="0.2126in" svg:height="0.2091in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24"> invokes all the of the subproblems involved in solving </text:span><text:span text:style-name="T24"><draw:frame draw:style-name="fr1" draw:name="Object9" text:anchor-type="as-char" svg:y="-0.1484in" svg:width="0.3307in" svg:height="0.2091in" draw:z-index="12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  <text:list-item>
          <text:p text:style-name="P20">Is the entire distinct subproblem space solved? - Yes.</text:p>
          <text:list>
            <text:list-item>
              <text:p text:style-name="P25"><text:span text:style-name="T11">Distinct number of subproblems = </text:span><text:span text:style-name="T12">n, </text:span><text:span text:style-name="T12"><draw:frame draw:style-name="fr1" draw:name="Object6" text:anchor-type="as-char" svg:y="-0.1484in" svg:width="0.852in" svg:height="0.2091in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</text:list-item>
          </text:list>
        </text:list-item>
      </text:list>
      <text:p text:style-name="P14"/>
      <text:p text:style-name="P13">Running time</text:p>
      <text:list xml:id="list1124979281" text:style-name="L4">
        <text:list-item>
          <text:p text:style-name="P21">Non-memoized solution <text:span text:style-name="T34">- </text:span><text:span text:style-name="T34"><draw:frame draw:style-name="fr1" draw:name="Object18" text:anchor-type="as-char" svg:y="-0.172in" svg:width="0.4791in" svg:height="0.2201in" draw:z-index="14"><draw:object xlink:href="./Object 18" xlink:type="simple" xlink:show="embed" xlink:actuate="onLoad"/><draw:image xlink:href="./ObjectReplacements/Object 18" xlink:type="simple" xlink:show="embed" xlink:actuate="onLoad"/></draw:frame></text:span></text:p>
          <text:p text:style-name="P24"><text:span text:style-name="T34">There are </text:span><draw:frame draw:style-name="fr1" draw:name="Object10" text:anchor-type="as-char" svg:y="-0.172in" svg:width="0.4783in" svg:height="0.2201in" draw:z-index="15"><draw:object xlink:href="./Object 11" xlink:type="simple" xlink:show="embed" xlink:actuate="onLoad"/><draw:image xlink:href="./ObjectReplacements/Object 11" xlink:type="simple" xlink:show="embed" xlink:actuate="onLoad"/></draw:frame> <text:span text:style-name="T34">different contiguous subsequences to be examined. The examination of each contiguous subsequence to see if it is monotonically increasing takes at most </text:span><text:span text:style-name="T34"><draw:frame draw:style-name="fr1" draw:name="Object17" text:anchor-type="as-char" svg:y="-0.152in" svg:width="0.428in" svg:height="0.2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34"> comparisons.</text:span></text:p>
        </text:list-item>
        <text:list-item>
          <text:p text:style-name="P22">Memoized solution <text:span text:style-name="T35">- </text:span><text:span text:style-name="T35"><draw:frame draw:style-name="fr1" draw:name="Object22" text:anchor-type="as-char" svg:y="-0.152in" svg:width="0.4283in" svg:height="0.2in" draw:z-index="17"><draw:object xlink:href="./Object 22" xlink:type="simple" xlink:show="embed" xlink:actuate="onLoad"/><draw:image xlink:href="./ObjectReplacements/Object 22" xlink:type="simple" xlink:show="embed" xlink:actuate="onLoad"/></draw:frame></text:span></text:p>
          <text:p text:style-name="P23"><text:span text:style-name="T26">A total of </text:span><text:span text:style-name="T26"><draw:frame draw:style-name="fr1" draw:name="Object19" text:anchor-type="as-char" svg:y="-0.1484in" svg:width="0.1661in" svg:height="0.1839in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26"> subproblems, </text:span><text:span text:style-name="T27"><text:s/></text:span><text:span text:style-name="T27"><draw:frame draw:style-name="fr1" draw:name="Object11" text:anchor-type="as-char" svg:y="-0.1484in" svg:width="0.852in" svg:height="0.2091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7">, </text:span><text:span text:style-name="T26">are solved, </text:span><text:span text:style-name="T28">each of which require one comparison when solved in the correct order</text:span><text:span text:style-name="T28"><draw:frame draw:style-name="fr1" draw:name="Object20" text:anchor-type="as-char" svg:y="-0.1598in" svg:width="1.1465in" svg:height="0.2311in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26"> . </text:span><text:span text:style-name="T28">This </text:span><text:span text:style-name="T29">adds up to </text:span><text:span text:style-name="T28"><draw:frame draw:style-name="fr1" draw:name="Object14" text:anchor-type="as-char" svg:y="-0.152in" svg:width="0.4299in" svg:height="0.2008in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28"> </text:span><text:span text:style-name="T29">comparisons. Another </text:span><text:span text:style-name="T29"><draw:frame draw:style-name="fr1" draw:name="Object21" text:anchor-type="as-char" svg:y="-0.1484in" svg:width="0.1661in" svg:height="0.1839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9"> comparisons are required to find the length of the longest monotonically increasing contiguous subseque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29T12:47:23</meta:creation-date>
    <dc:date>2012-12-30T11:27:51</dc:date>
    <dc:creator>Kempa </dc:creator>
    <meta:editing-duration>PT1H25M9S</meta:editing-duration>
    <meta:editing-cycles>26</meta:editing-cycles>
    <meta:generator>LibreOffice/3.6$Linux_x86 LibreOffice_project/360m1$Build-2</meta:generator>
    <meta:document-statistic meta:table-count="0" meta:image-count="0" meta:object-count="22" meta:page-count="1" meta:paragraph-count="23" meta:word-count="263" meta:character-count="1782" meta:non-whitespace-character-count="1517"/>
  </office:meta>
</office:document-meta>
</file>

<file path=Object 1/content.xml><?xml version="1.0" encoding="utf-8"?>
<math xmlns="http://www.w3.org/1998/Math/MathML">
  <semantics>
    <mrow>
      <mrow>
        <msub>
          <mi>L</mi>
          <mi>i</mi>
        </msub>
        <mo stretchy="false">=</mo>
        <mrow>
          <mo stretchy="true">{</mo>
          <mrow>
            <mtable>
              <mtr>
                <mtd>
                  <mrow>
                    <mrow>
                      <mn>1</mn>
                      <mo stretchy="false">+</mo>
                      <msub>
                        <mi>L</mi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</msub>
                    </mrow>
                    <mi>,</mi>
                  </mrow>
                </mtd>
                <mtd>
                  <mrow>
                    <mi mathvariant="italic">if</mi>
                    <mrow>
                      <msub>
                        <mi>a</mi>
                        <mi>i</mi>
                      </msub>
                      <mo stretchy="false">&lt;</mo>
                      <msub>
                        <mi>a</mi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</msub>
                    </mrow>
                  </mrow>
                </mtd>
              </mtr>
              <mtr>
                <mtd>
                  <mrow>
                    <mn>1,</mn>
                  </mrow>
                </mtd>
                <mtd>
                  <mrow>
                    <mi mathvariant="italic">otherwise</mi>
                  </mrow>
                </mtd>
              </mtr>
            </mtable>
          </mrow>
        </mrow>
      </mrow>
    </mrow>
    <annotation encoding="StarMath 5.0">L_i = left lbrace
matrix
{
1 + L_{i + 1}, # if a_i &lt; a_{i+1} ##
1, #otherwise
}
right none</annotation>
  </semantics>
</math>
</file>

<file path=Object 10/content.xml><?xml version="1.0" encoding="utf-8"?>
<math xmlns="http://www.w3.org/1998/Math/MathML">
  <semantics>
    <mrow>
      <msub>
        <mi>L</mi>
        <mrow>
          <mrow>
            <mi>i</mi>
            <mo stretchy="false">+</mo>
            <mn>1</mn>
          </mrow>
        </mrow>
      </msub>
    </mrow>
    <annotation encoding="StarMath 5.0">L_{i+1}</annotation>
  </semantics>
</math>
</file>

<file path=Object 11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12/content.xml><?xml version="1.0" encoding="utf-8"?>
<math xmlns="http://www.w3.org/1998/Math/MathML">
  <semantics>
    <mrow>
      <msub>
        <mi>L</mi>
        <mn>1,</mn>
      </msub>
      <msub>
        <mi>L</mi>
        <mn>2,</mn>
      </msub>
      <mi>…</mi>
      <mi>,</mi>
      <msub>
        <mi>L</mi>
        <mi>n</mi>
      </msub>
    </mrow>
    <annotation encoding="StarMath 5.0">L_1, L_2, …, L_n</annotation>
  </semantics>
</math>
</file>

<file path=Object 13/content.xml><?xml version="1.0" encoding="utf-8"?>
<math xmlns="http://www.w3.org/1998/Math/MathML">
  <semantics>
    <mrow>
      <msub>
        <mi>L</mi>
        <mi>i</mi>
      </msub>
    </mrow>
    <annotation encoding="StarMath 5.0">L_i</annotation>
  </semantics>
</math>
</file>

<file path=Object 14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15/content.xml><?xml version="1.0" encoding="utf-8"?>
<math xmlns="http://www.w3.org/1998/Math/MathML">
  <semantics>
    <mrow>
      <mfenced open="(" close=")">
        <mrow>
          <mfrac>
            <mrow>
              <mi>n</mi>
              <mrow>
                <mo stretchy="false">(</mo>
                <mrow>
                  <mrow>
                    <mi>n</mi>
                    <mo stretchy="false">+</mo>
                    <mn>1</mn>
                  </mrow>
                </mrow>
                <mo stretchy="false">)</mo>
              </mrow>
            </mrow>
            <mn>2</mn>
          </mfrac>
        </mrow>
      </mfenced>
    </mrow>
    <annotation encoding="StarMath 5.0">left ({n(n+1)} over 2 right )</annotation>
  </semantics>
</math>
</file>

<file path=Object 16/content.xml><?xml version="1.0" encoding="utf-8"?>
<math xmlns="http://www.w3.org/1998/Math/MathML">
  <semantics>
    <mrow>
      <mfenced open="(" close=")">
        <mrow>
          <mrow>
            <mn>1</mn>
            <mo stretchy="false">+</mo>
            <msub>
              <mi>L</mi>
              <mrow>
                <mrow>
                  <mi>i</mi>
                  <mo stretchy="false">+</mo>
                  <mn>1</mn>
                </mrow>
              </mrow>
            </msub>
          </mrow>
        </mrow>
      </mfenced>
    </mrow>
    <annotation encoding="StarMath 5.0">left ( 1 + L_{i+1} right )</annotation>
  </semantics>
</math>
</file>

<file path=Object 17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18/content.xml><?xml version="1.0" encoding="utf-8"?>
<math xmlns="http://www.w3.org/1998/Math/MathML">
  <semantics>
    <mrow>
      <mi>O</mi>
      <mrow>
        <mo stretchy="false">(</mo>
        <mrow>
          <msup>
            <mi>n</mi>
            <mn>3</mn>
          </msup>
        </mrow>
        <mo stretchy="false">)</mo>
      </mrow>
    </mrow>
    <annotation encoding="StarMath 5.0">O(n^3)</annotation>
  </semantics>
</math>
</file>

<file path=Object 19/content.xml><?xml version="1.0" encoding="utf-8"?>
<math xmlns="http://www.w3.org/1998/Math/MathML">
  <semantics>
    <mrow>
      <mi>n</mi>
    </mrow>
    <annotation encoding="StarMath 5.0">n</annotation>
  </semantics>
</math>
</file>

<file path=Object 2/content.xml><?xml version="1.0" encoding="utf-8"?>
<math xmlns="http://www.w3.org/1998/Math/MathML">
  <semantics>
    <mrow>
      <mrow>
        <mo stretchy="false">〈</mo>
        <mrow>
          <msub>
            <mi>a</mi>
            <mn>1,</mn>
          </msub>
          <msub>
            <mi>a</mi>
            <mn>2,</mn>
          </msub>
          <mi>…</mi>
          <mi>,</mi>
          <msub>
            <mi>a</mi>
            <mi>n</mi>
          </msub>
        </mrow>
        <mo stretchy="false">〉</mo>
      </mrow>
    </mrow>
    <annotation encoding="StarMath 5.0">langle a_1, a_2, …, a_n rangle</annotation>
  </semantics>
</math>
</file>

<file path=Object 20/content.xml><?xml version="1.0" encoding="utf-8"?>
<math xmlns="http://www.w3.org/1998/Math/MathML">
  <semantics>
    <mrow>
      <mfenced open="(" close=")">
        <mrow>
          <msub>
            <mi>L</mi>
            <mi>n</mi>
          </msub>
          <mi>,</mi>
          <msub>
            <mi>L</mi>
            <mrow>
              <mrow>
                <mi>n</mi>
                <mo stretchy="false">−</mo>
                <mn>1</mn>
              </mrow>
            </mrow>
          </msub>
          <mi>,</mi>
          <mi>…</mi>
          <mi>,</mi>
          <msub>
            <mi>L</mi>
            <mn>1</mn>
          </msub>
        </mrow>
      </mfenced>
    </mrow>
    <annotation encoding="StarMath 5.0">left (L_n, L_{n-1}, …, L_1 right )</annotation>
  </semantics>
</math>
</file>

<file path=Object 21/content.xml><?xml version="1.0" encoding="utf-8"?>
<math xmlns="http://www.w3.org/1998/Math/MathML">
  <semantics>
    <mrow>
      <mi>n</mi>
    </mrow>
    <annotation encoding="StarMath 5.0">n</annotation>
  </semantics>
</math>
</file>

<file path=Object 22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3/content.xml><?xml version="1.0" encoding="utf-8"?>
<math xmlns="http://www.w3.org/1998/Math/MathML">
  <semantics>
    <mrow>
      <mfrac>
        <mrow>
          <mi>n</mi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row>
        <mn>2</mn>
      </mfrac>
    </mrow>
    <annotation encoding="StarMath 5.0">{n(n+1)} over 2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row>
        <mi>k</mi>
        <mo stretchy="false">−</mo>
        <mn>1</mn>
      </mrow>
    </mrow>
    <annotation encoding="StarMath 5.0">k-1</annotation>
  </semantics>
</math>
</file>

<file path=Object 6/content.xml><?xml version="1.0" encoding="utf-8"?>
<math xmlns="http://www.w3.org/1998/Math/MathML">
  <semantics>
    <mrow>
      <msub>
        <mi>L</mi>
        <mi>i</mi>
      </msub>
    </mrow>
    <annotation encoding="StarMath 5.0">L_i</annotation>
  </semantics>
</math>
</file>

<file path=Object 7/content.xml><?xml version="1.0" encoding="utf-8"?>
<math xmlns="http://www.w3.org/1998/Math/MathML">
  <semantics>
    <mrow>
      <msub>
        <mi>L</mi>
        <mn>1,</mn>
      </msub>
      <msub>
        <mi>L</mi>
        <mn>2,</mn>
      </msub>
      <mi>…</mi>
      <mi>,</mi>
      <msub>
        <mi>L</mi>
        <mi>n</mi>
      </msub>
    </mrow>
    <annotation encoding="StarMath 5.0">L_1, L_2, …, L_n</annotation>
  </semantics>
</math>
</file>

<file path=Object 8/content.xml><?xml version="1.0" encoding="utf-8"?>
<math xmlns="http://www.w3.org/1998/Math/MathML">
  <semantics>
    <mrow>
      <mi>i</mi>
    </mrow>
    <annotation encoding="StarMath 5.0">i</annotation>
  </semantics>
</math>
</file>

<file path=Object 9/content.xml><?xml version="1.0" encoding="utf-8"?>
<math xmlns="http://www.w3.org/1998/Math/MathML">
  <semantics>
    <mrow>
      <mi mathvariant="italic">max</mi>
      <mrow>
        <mo stretchy="false">(</mo>
        <mrow>
          <msub>
            <mi>L</mi>
            <mn>1,</mn>
          </msub>
          <msub>
            <mi>L</mi>
            <mn>2,</mn>
          </msub>
          <mi>…</mi>
          <mi>,</mi>
          <msub>
            <mi>L</mi>
            <mi>n</mi>
          </msub>
        </mrow>
        <mo stretchy="false">)</mo>
      </mrow>
    </mrow>
    <annotation encoding="StarMath 5.0">max(L_1, L_2, …, L_n)</annotation>
  </semantics>
</math>
</file>